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3700000170E9314A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FreeMono" style:font-family-generic="modern" style:font-pitch="fix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8.228cm" svg:height="9.736cm" svg:x="9.867cm" svg:y="5.607cm">
          <draw:image xlink:href="Pictures/100002010000013700000170E9314A07.png" xlink:type="simple" xlink:show="embed" xlink:actuate="onLoad">
            <text:p/>
          </draw:image>
        </draw:frame>
        <draw:frame draw:style-name="gr2" draw:text-style-name="P2" draw:layer="layout" svg:width="6.217cm" svg:height="2.156cm" svg:x="18.5cm" svg:y="9.844cm">
          <draw:text-box>
            <text:p text:style-name="P2">bab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B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ballero</meta:initial-creator>
    <meta:creation-date>2011-10-10T03:25:36</meta:creation-date>
    <meta:editing-duration>PT00H07M23S</meta:editing-duration>
    <meta:editing-cycles>2</meta:editing-cycles>
    <dc:date>2011-10-10T03:32:30</dc:date>
    <dc:creator>Carlos Caballero</dc:creator>
    <meta:document-statistic meta:object-count="27"/>
    <meta:generator>OpenOffice.org/3.2$Unix OpenOffice.org_project/320m12$Build-9483</meta:generator>
  </office:meta>
</office:document-meta>
</file>